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64cm" fo:min-width="10.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07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0.636cm" fo:min-width="0.5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5" style:family="graphic" style:parent-style-name="standard">
      <style:graphic-properties draw:fill-color="#ffaa95" draw:textarea-horizontal-align="justify" draw:textarea-vertical-align="middle" draw:auto-grow-height="false" fo:min-height="6.53cm" fo:min-width="4.326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512cm" fo:min-width="3.0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7.08cm"/>
      <style:paragraph-properties style:writing-mode="lr-tb"/>
    </style:style>
    <style:style style:name="gr8" style:family="graphic" style:parent-style-name="standard">
      <style:graphic-properties draw:fill-color="#8e86ae" draw:textarea-horizontal-align="justify" draw:textarea-vertical-align="middle" draw:auto-grow-height="false" fo:min-height="3.56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8cm" fo:min-width="0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loext:graphic-properties draw:fill-color="#ffff00"/>
      <style:paragraph-properties fo:text-align="center" style:writing-mode="lr-tb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8e86ae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43cm" svg:height="8.89cm" svg:x="6.75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007cm" svg:height="0.806cm" svg:x="7.061cm" svg:y="3.048cm">
          <draw:text-box>
            <text:p><text:span text:style-name="T1">MediaContext</text:span></text:p>
          </draw:text-box>
        </draw:frame>
        <draw:custom-shape draw:style-name="gr3" draw:text-style-name="P3" draw:layer="layout" svg:width="1.039cm" svg:height="10.886cm" draw:transform="rotate (-1.56660753659011) translate (17.924cm 3.719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587cm" svg:height="0.806cm" draw:transform="rotate (0.000698131700797732) translate (9.898cm 3.868cm)">
          <draw:text-box>
            <text:p><text:span text:style-name="T1">Media Data Source</text:span></text:p>
          </draw:text-box>
        </draw:frame>
        <draw:custom-shape draw:style-name="gr5" draw:text-style-name="P4" draw:layer="layout" svg:width="4.826cm" svg:height="6.78cm" svg:x="7.104cm" svg:y="4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556cm" svg:height="0.762cm" svg:x="8.12cm" svg:y="6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823cm" svg:height="0.802cm" draw:transform="rotate (1.57742857795247) translate (7.297cm 11.46cm)">
          <draw:text-box>
            <text:p><text:span text:style-name="T2">MediaProcessingChain</text:span></text:p>
          </draw:text-box>
        </draw:frame>
        <draw:custom-shape draw:style-name="gr8" draw:text-style-name="P7" draw:layer="layout" svg:width="1.27cm" svg:height="3.81cm" svg:x="8.128cm" svg:y="7.6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56cm" svg:height="0.802cm" svg:x="8.228cm" svg:y="6.694cm">
          <draw:text-box>
            <text:p><text:span text:style-name="T2">Packet Filter</text:span></text:p>
          </draw:text-box>
        </draw:frame>
        <draw:custom-shape draw:style-name="gr8" draw:text-style-name="P7" draw:layer="layout" svg:width="1.27cm" svg:height="3.81cm" svg:x="10.406cm" svg:y="7.6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98cm" svg:height="0.856cm" svg:x="9.398cm" svg:y="8.626cm">
          <draw:text-box>
            <text:p><text:span text:style-name="T1">...</text:span></text:p>
          </draw:text-box>
        </draw:frame>
        <draw:frame draw:style-name="gr7" draw:text-style-name="P6" draw:layer="layout" svg:width="3.556cm" svg:height="0.802cm" draw:transform="rotate (1.57742857795247) translate (8.398cm 11.46cm)">
          <draw:text-box>
            <text:p><text:span text:style-name="T2">MediaProcessor</text:span></text:p>
          </draw:text-box>
        </draw:frame>
        <draw:frame draw:style-name="gr7" draw:text-style-name="P6" draw:layer="layout" svg:width="3.556cm" svg:height="0.802cm" draw:transform="rotate (1.57742857795247) translate (10.62cm 11.46cm)">
          <draw:text-box>
            <text:p><text:span text:style-name="T2">MediaProcessor</text:span></text:p>
          </draw:text-box>
        </draw:frame>
        <draw:frame draw:style-name="gr10" draw:text-style-name="P2" draw:layer="layout" svg:width="1.016cm" svg:height="0.806cm" svg:x="12.084cm" svg:y="7.072cm">
          <draw:text-box>
            <text:p><text:span text:style-name="T1">...</text:span></text:p>
          </draw:text-box>
        </draw:frame>
        <draw:custom-shape draw:style-name="gr6" draw:text-style-name="P5" draw:layer="layout" svg:width="3.556cm" svg:height="0.762cm" svg:x="8.12cm" svg:y="5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556cm" svg:height="0.802cm" svg:x="8.228cm" svg:y="5.294cm">
          <draw:text-box>
            <text:p><text:span text:style-name="T2">Packet Filter</text:span></text:p>
          </draw:text-box>
        </draw:frame>
        <draw:frame draw:style-name="gr10" draw:text-style-name="P2" draw:layer="layout" svg:width="1.016cm" svg:height="0.806cm" svg:x="9.284cm" svg:y="5.772cm">
          <draw:text-box>
            <text:p><text:span text:style-name="T1">...</text:span></text:p>
          </draw:text-box>
        </draw:frame>
        <draw:line draw:style-name="gr11" draw:text-style-name="P8" draw:layer="layout" svg:x1="10.922cm" svg:y1="5.996cm" svg:x2="10.922cm" svg:y2="6.604cm">
          <text:p/>
        </draw:line>
        <draw:custom-shape draw:style-name="gr5" draw:text-style-name="P4" draw:layer="layout" svg:width="4.826cm" svg:height="6.78cm" svg:x="13.104cm" svg:y="4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556cm" svg:height="0.762cm" svg:x="14.12cm" svg:y="6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823cm" svg:height="0.802cm" draw:transform="rotate (1.57742857795247) translate (13.297cm 11.46cm)">
          <draw:text-box>
            <text:p><text:span text:style-name="T2">MediaProcessingChain</text:span></text:p>
          </draw:text-box>
        </draw:frame>
        <draw:custom-shape draw:style-name="gr8" draw:text-style-name="P7" draw:layer="layout" svg:width="1.27cm" svg:height="3.81cm" svg:x="14.128cm" svg:y="7.6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56cm" svg:height="0.802cm" svg:x="14.228cm" svg:y="6.694cm">
          <draw:text-box>
            <text:p><text:span text:style-name="T2">Packet Filter</text:span></text:p>
          </draw:text-box>
        </draw:frame>
        <draw:custom-shape draw:style-name="gr8" draw:text-style-name="P7" draw:layer="layout" svg:width="1.27cm" svg:height="3.81cm" svg:x="16.406cm" svg:y="7.6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98cm" svg:height="0.856cm" svg:x="15.398cm" svg:y="8.626cm">
          <draw:text-box>
            <text:p><text:span text:style-name="T1">...</text:span></text:p>
          </draw:text-box>
        </draw:frame>
        <draw:frame draw:style-name="gr7" draw:text-style-name="P6" draw:layer="layout" svg:width="3.556cm" svg:height="0.802cm" draw:transform="rotate (1.57742857795247) translate (14.398cm 11.46cm)">
          <draw:text-box>
            <text:p><text:span text:style-name="T2">MediaProcessor</text:span></text:p>
          </draw:text-box>
        </draw:frame>
        <draw:frame draw:style-name="gr7" draw:text-style-name="P6" draw:layer="layout" svg:width="3.556cm" svg:height="0.802cm" draw:transform="rotate (1.57742857795247) translate (16.62cm 11.46cm)">
          <draw:text-box>
            <text:p><text:span text:style-name="T2">MediaProcessor</text:span></text:p>
          </draw:text-box>
        </draw:frame>
        <draw:custom-shape draw:style-name="gr6" draw:text-style-name="P5" draw:layer="layout" svg:width="3.556cm" svg:height="0.762cm" svg:x="14.12cm" svg:y="5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556cm" svg:height="0.802cm" svg:x="14.228cm" svg:y="5.294cm">
          <draw:text-box>
            <text:p><text:span text:style-name="T2">Packet Filter</text:span></text:p>
          </draw:text-box>
        </draw:frame>
        <draw:frame draw:style-name="gr10" draw:text-style-name="P2" draw:layer="layout" svg:width="1.016cm" svg:height="0.806cm" svg:x="15.284cm" svg:y="5.772cm">
          <draw:text-box>
            <text:p><text:span text:style-name="T1">...</text:span></text:p>
          </draw:text-box>
        </draw:frame>
        <draw:line draw:style-name="gr11" draw:text-style-name="P8" draw:layer="layout" svg:x1="16.922cm" svg:y1="5.996cm" svg:x2="16.922cm" svg:y2="6.604cm">
          <text:p/>
        </draw:lin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07:40:05.470274861</meta:creation-date>
    <dc:date>2023-02-12T19:00:20.219837764</dc:date>
    <meta:editing-duration>PT14M30S</meta:editing-duration>
    <meta:editing-cycles>3</meta:editing-cycles>
    <meta:generator>LibreOffice/6.4.7.2$Linux_X86_64 LibreOffice_project/40$Build-2</meta:generator>
    <meta:document-statistic meta:object-count="54"/>
  </office:meta>
</office:document-meta>
</file>